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>
            <text:p>buchstabe</text:p>
          </table:table-cell>
          <table:table-cell office:value-type="string">
            <text:p>zahl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5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ranja </meta:initial-creator>
    <meta:creation-date>2013-08-13T10:05:13</meta:creation-date>
    <dc:date>2013-08-13T10:06:13</dc:date>
    <dc:creator>tyranja </dc:creator>
    <meta:editing-duration>P0D</meta:editing-duration>
    <meta:editing-cycles>1</meta:editing-cycles>
    <meta:document-statistic meta:table-count="1" meta:cell-count="10" meta:object-count="0"/>
    <meta:generator>LibreOffice/4.0.2.2$Linux_X86_64 LibreOffice_project/400m0$Build-2</meta:generator>
  </office:meta>
</office:document-meta>
</file>